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0ccc96"/>
    </style:style>
    <style:style style:name="P2" style:family="paragraph" style:parent-style-name="Standard">
      <style:text-properties style:font-name="Times New Roman" fo:font-size="14pt" style:font-size-asian="14pt" style:font-size-complex="14pt"/>
    </style:style>
    <style:style style:name="P3" style:family="paragraph" style:parent-style-name="Text_20_body">
      <style:paragraph-properties fo:text-align="center" style:justify-single-word="false"/>
      <style:text-properties style:font-name="Times New Roman" fo:font-size="14pt" fo:font-weight="bold" officeooo:paragraph-rsid="000ccc96" style:font-size-asian="14pt" style:font-weight-asian="bold" style:font-size-complex="14pt" style:font-weight-complex="bold"/>
    </style:style>
    <style:style style:name="P4" style:family="paragraph" style:parent-style-name="Text_20_body">
      <style:paragraph-properties fo:text-align="start" style:justify-single-word="false"/>
      <style:text-properties style:font-name="Times New Roman" fo:font-size="14pt" officeooo:paragraph-rsid="000ccc96" style:font-size-asian="14pt" style:font-size-complex="14pt"/>
    </style:style>
    <style:style style:name="P5" style:family="paragraph" style:parent-style-name="Text_20_body">
      <style:text-properties style:font-name="Times New Roman" fo:font-size="14pt" officeooo:paragraph-rsid="000d879c" style:font-size-asian="14pt" style:font-size-complex="14pt"/>
    </style:style>
    <style:style style:name="P6" style:family="paragraph" style:parent-style-name="Text_20_body">
      <style:text-properties style:font-name="Times New Roman" fo:font-size="14pt" officeooo:paragraph-rsid="000ba6f9" style:font-size-asian="14pt" style:font-size-complex="14pt"/>
    </style:style>
    <style:style style:name="P7" style:family="paragraph" style:parent-style-name="Text_20_body">
      <style:text-properties style:font-name="Times New Roman" fo:font-size="14pt" officeooo:paragraph-rsid="000ccc96"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font-size-asian="14pt" style:font-size-complex="14pt"/>
    </style:style>
    <style:style style:name="T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TTrack: enhanced temporal motion predictor for multi-object tracking</text:p>
      <text:p text:style-name="P3"/>
      <text:p text:style-name="P4">Applied Intelligence (2025) 55:33</text:p>
      <text:p text:style-name="P4"/>
      <text:p text:style-name="P1"><text:span text:style-name="Strong_20_Emphasis"><text:span text:style-name="T8">Anahtar Kelimeler:</text:span></text:span><text:span text:style-name="T8"> Çoklu nesne takibi, Hareket modeli, Kalman filtiri, Transformer</text:span></text:p>
      <text:p text:style-name="P7"><text:line-break/><text:tab/>Çoklu Nesne Takibi (MOT), bilgisayarla görme alanında önemli bir teknolojidir ve video dizilerindeki nesnelerin takibini sağlamayı amaçlar. Geleneksel takip yöntemleri genellikle Kalman Filtresi gibi doğrusal hareket varsayımlarına dayalı tahmin yöntemlerini kullanır. Ancak, bu tür yöntemler, karmaşık ve doğrusal olmayan hareketler içeren senaryolarda yetersiz kalır. Bu çalışmada, ETTrack adlı yeni bir hareket tahmin yöntemi önerilmektedir. ETTrack, geçmiş hareket bilgilerini kullanarak nesnelerin gelecekteki hareketlerini daha doğru tahmin etmek için bir dönüştürücü (Transformer) modeli ile Zaman Konvolüsyonel Ağı'nı (TCN) birleştirir. </text:p>
      <text:p text:style-name="P5"><text:tab/></text:p>
      <text:p text:style-name="P5"><text:tab/>Ayrıca, Momentum Düzeltme Kayıp Fonksiyonu (MCL) adı verilen yeni bir kayıp fonksiyonu, nesnelerin hareket yönünü daha iyi modelleyerek ani hareket değişimlerine daha hızlı adapte olmayı sağlar. ETTrack’in DanceTrack ve SportsMOT gibi karmaşık hareketlerin bulunduğu veri kümelerinde başarılı sonuçlar verdiği gösterilmiştir.</text:p>
      <text:p text:style-name="P6"><text:line-break/><text:tab/>Mevcut MOT yöntemleri genellikle takip edilen nesnelerin hareketlerini tahmin etmek için Kalman Filtresi kullanır. Ancak, dans sahneleri ve spor karşılaşmaları gibi dinamik ortamlarda, nesneler doğrusal olmayan hareketler sergiler. Bu durum, Kalman Filtresi'nin performansını düşürür. Bu sorunu çözmek için bazı derin öğrenme tabanlı hareket tahmincileri geliştirilmiştir. RNN ve LSTM tabanlı yöntemler, geçmiş hareketleri kullanarak gelecek tahminleri yapabilir, ancak bu yaklaşımlar karmaşık ve uzun vadeli bağımlılıkları yeterince iyi modelleyemez. </text:p>
      <text:p text:style-name="P5"><text:tab/></text:p>
      <text:p text:style-name="P5"><text:tab/>Transformer modelleri ise uzun vadeli bağımlılıkları yakalamakta başarılıdır ancak kısa vadeli hareketleri modelleme konusunda zayıf kalır. ETTrack, bu sorunları gidermek için Transformer ve TCN’i birleştirerek hem kısa hem de uzun vadeli hareketleri etkili şekilde modelleyen bir sistem sunar. TCN, kısa vadeli hareketleri öğrenmek için evrişimsel yapılar kullanırken, Transformer uzun vadeli hareket eğilimlerini anlamaya yardımcı olur. <text:tab/></text:p>
      <text:p text:style-name="P5"><text:soft-page-break/><text:tab/></text:p>
      <text:p text:style-name="P5"><text:tab/>Ayrıca, MCL fonksiyonu, tahmin edilen ve gerçek hareket yönlerini hizalamaya çalışarak hareket tahminlerinin doğruluğunu artırır. ETTrack, ByteTrack platformuna entegre edilerek MOT algoritmalarının performansını önemli ölçüde artırmıştır. DanceTrack ve SportsMOT veri kümelerinde yapılan deneyler, ETTrack’in kimlik koruma ve takip doğruluğunda önemli kazanımlar sağladığını göstermiştir.</text:p>
      <text:p text:style-name="P6"><text:line-break/><text:tab/>ETTrack, geleneksel MOT yöntemlerine kıyasla doğrusal olmayan hareketleri daha doğru tahmin eden gelişmiş bir hareket tahmincisi sunmaktadır. TCN ve Transformer modellerinin birleşimi, hem kısa vadeli hem de uzun vadeli hareketlerin daha etkili modellenmesini sağlar. Momentum Düzeltme Kayıp Fonksiyonu, ani hareket değişimlerine uyum sağlamada önemli bir rol oynar. Deneyler, ETTrack’in DanceTrack ve SportsMOT gibi zorlu veri kümelerinde, özellikle yüksek hareket çeşitliliği ve ağır perdelenme (occlusion) bulunan sahnelerde, yüksek başarı elde ettiğini göstermektedir. </text:p>
      <text:p text:style-name="P5"><text:tab/></text:p>
      <text:p text:style-name="P5"><text:tab/>Ancak, ETTrack’in kamera hareketleri gibi faktörleri dikkate almaması, bazı durumlarda performans kaybına yol açabilir. Gelecekteki çalışmalar, kamera hareketlerini de hesaba katarak modelin genelleme yeteneğini daha da geliştirmeyi hedefleyebilir. Sonuç olarak, ETTrack, MOT araştırmalarına önemli katkılar sağlayan bir yöntem olup, gelecekte robotik, akıllı cihazlar ve spor analitiği gibi alanlarda uygulanabilirliği geniş bir perspektif sunmaktadır.</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9:39:54.741247326</meta:creation-date>
    <dc:date>2025-03-17T09:59:35.643481607</dc:date>
    <meta:editing-duration>PT12M38S</meta:editing-duration>
    <meta:editing-cycles>5</meta:editing-cycles>
    <meta:generator>LibreOffice/7.3.7.2$Linux_X86_64 LibreOffice_project/30$Build-2</meta:generator>
    <meta:document-statistic meta:table-count="0" meta:image-count="0" meta:object-count="0" meta:page-count="2" meta:paragraph-count="14" meta:word-count="428" meta:character-count="3575" meta:non-whitespace-character-count="3138"/>
  </office:meta>
</office:document-meta>
</file>